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Ubuntu" svg:font-family="Ubuntu"/>
    <style:font-face style:name="DejaVu Sans1" svg:font-family="'DejaVu Sans'" style:font-family-generic="swiss"/>
    <style:font-face style:name="Ubuntu1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1"/>
    </style:style>
    <style:style style:name="P2" style:family="paragraph" style:parent-style-name="Standard">
      <style:text-properties style:font-name="Ubuntu1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OpenSymbol" fo:font-style="italic" fo:font-weight="bold" style:font-name-asian="OpenSymbol" style:font-style-asian="italic" style:font-weight-asian="bold" style:font-name-complex="OpenSymbol" style:font-style-complex="italic" style:font-weight-complex="bold"/>
    </style:style>
    <style:style style:name="T10" style:family="text">
      <style:text-properties style:font-name="OpenSymbol" fo:font-style="normal" fo:font-weight="bold" style:font-name-asian="OpenSymbol" style:font-style-asian="normal" style:font-weight-asian="bold" style:font-name-complex="OpenSymbol" style:font-style-complex="normal" style:font-weight-complex="bold"/>
    </style:style>
    <style:style style:name="T11" style:family="text">
      <style:text-properties style:font-name="OpenSymbol" fo:font-style="normal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ссоциативные правила формируются на основе имеющегося набора данных, представимого в виде матрицы с бинарными элементами,. </text:p>
      <text:p text:style-name="P1"/>
      <text:p text:style-name="P1">При составлении ассоциативных правил используются следующие входные данные: </text:p>
      <text:p text:style-name="P1">1) Собственно набор данных, представимого в виде матрицы с бинарными элементами; </text:p>
      <text:p text:style-name="P1">2) Параметр <text:s/><text:span text:style-name="T7">MinSupp </text:span>, настраивающий критерий, который определяет, какой набор, составленный из рассматриваемых признаков, будет считаться "часто совместно встречаемым". </text:p>
      <text:p text:style-name="P1"/>
      <text:p text:style-name="P1">Параметр <text:s/><text:span text:style-name="T2">MinConf </text:span>, настраивающий критерий, который определяет, какую долю </text:p>
      <text:p text:style-name="P1"/>
      <text:p text:style-name="P1">Параметры <text:s/><text:span text:style-name="T7">MinSupp</text:span> <text:s/>и <text:s/><text:span text:style-name="T7">MinConf</text:span> <text:s/>будем называть гиперпараметрами модели ассоциативных правил. </text:p>
      <text:p text:style-name="P1"/>
      <text:p text:style-name="P1">Подбор пары гиперпараметров </text:p>
      <text:p text:style-name="P1"/>
      <text:p text:style-name="P1">Пусть датасет состоит из <text:s/><text:span text:style-name="T2">N </text:span><text:s/>строк. Будем выбирать из датасета одну произвольную строку, а из всех остальных <text:s/><text:span text:style-name="T2">N </text:span><text:span text:style-name="T5">-</text:span><text:span text:style-name="T2">1</text:span> <text:s/>строк составлять обучающую выборку. Таким образом, у нас имеется <text:s/><text:span text:style-name="T2">N</text:span> <text:s/>вариантов разбиения датасета на строку и обучающую выборку. Для решения задачи организуем цикл, в котором, в котором будем пербирать все такие <text:s/><text:span text:style-name="T7">N</text:span> <text:s/>вариантов. </text:p>
      <text:p text:style-name="P1">Каждый раз, когда мы таким образом фиксируем строку и обучающую выборку, будем на обучающей выборке формировать ассоциативные правила, а к выбранной строке будем применять оценку по следующему алгоритму.</text:p>
      <text:p text:style-name="P1"/>
      <text:p text:style-name="P1">Сформируем множество <text:s/><text:span text:style-name="T1"/><text:span text:style-name="T2">ψ</text:span> <text:s/>тех, и только тех признаков, которые встретились в данной строке. Будем рассматривать все варианты “вычленения” одного признака <text:s/><text:span text:style-name="T7">f</text:span> <text:s/>из этого множества и применения ассоциативных правил к оставшемуся набору </text:p>
      <text:p text:style-name="P1"><text:span text:style-name="T2">ψ </text:span><text:span text:style-name="T5">\</text:span><text:span text:style-name="T4"> </text:span><text:span text:style-name="T3">{</text:span><text:span text:style-name="T2"> f </text:span><text:span text:style-name="T3">}</text:span> . Будем для полученной пары ( <text:span text:style-name="T2">ψ </text:span><text:span text:style-name="T5">\</text:span><text:span text:style-name="T4"> </text:span><text:span text:style-name="T3">{</text:span><text:span text:style-name="T2"> f </text:span><text:span text:style-name="T3">}</text:span><text:span text:style-name="T2">, f </text:span>) считать оценку положительной, если нашлось ассоциативное правило <text:span text:style-name="T12">(</text:span> <text:span text:style-name="T2">φ </text:span><text:span text:style-name="T8">→</text:span><text:span text:style-name="T7"> y </text:span>) такое, что <text:s/><text:span text:style-name="T2">φ </text:span><text:span text:style-name="T11">⊆</text:span><text:span text:style-name="T10"> </text:span><text:span text:style-name="T2">ψ </text:span><text:span text:style-name="T5">\</text:span><text:span text:style-name="T4"> </text:span><text:span text:style-name="T2">{ f } <text:s/></text:span><text:span text:style-name="T5">и</text:span><text:span text:style-name="T2"> <text:s/>f </text:span><text:span text:style-name="T11"></text:span><text:span text:style-name="T10"> </text:span><text:span text:style-name="T7">y </text:span>. Приментиельно к выбранной строке определим точность оценки как отношение количества положительных оценок, полученных на всех вариантах разбиения <text:span text:style-name="T12">(</text:span> <text:span text:style-name="T2">ψ </text:span><text:span text:style-name="T4">\ </text:span><text:span text:style-name="T3">{ </text:span><text:span text:style-name="T2">f </text:span><text:span text:style-name="T3">}</text:span><text:span text:style-name="T2">,  f </text:span>) <text:s/>признаков в данной строке, к ощему количеству признаков в данной строке <text:span text:style-name="T5">|</text:span><text:span text:style-name="T4"> </text:span><text:span text:style-name="T2">ψ </text:span><text:span text:style-name="T5">|</text:span><text:span text:style-name="T3"> .</text:span></text:p>
      <text:p text:style-name="P1">Отметим, что строки датасета, содержащие менее двух признаков, не представляют интереса с точки зрения эффективного применения ассоциативных правил и, соответственно, оценки работы алгоритма на таком экземпляре наблюдения. Поэтому в целях проведения исследования такие строки были исключены из рассматриваемого датасе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Ubuntu" svg:font-family="Ubuntu"/>
    <style:font-face style:name="DejaVu Sans1" svg:font-family="'DejaVu Sans'" style:font-family-generic="swiss"/>
    <style:font-face style:name="Ubuntu1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AU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 Gruschak</meta:initial-creator>
    <meta:creation-date>2020-09-30T16:29:17</meta:creation-date>
    <dc:date>2020-09-30T18:48:36</dc:date>
    <dc:creator>Maxim Gruschak</dc:creator>
    <meta:editing-duration>PT1H58M11S</meta:editing-duration>
    <meta:editing-cycles>8</meta:editing-cycles>
    <meta:generator>OpenOffice/4.1.7$Unix OpenOffice.org_project/417m1$Build-9800</meta:generator>
    <meta:document-statistic meta:table-count="0" meta:image-count="0" meta:object-count="0" meta:page-count="1" meta:paragraph-count="12" meta:word-count="310" meta:character-count="2156"/>
  </office:meta>
</office:document-meta>
</file>